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992cm" fo:min-width="5.187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4.58cm"/>
    </style:style>
    <style:style style:name="gr6" style:family="graphic" style:parent-style-name="standard">
      <style:graphic-properties draw:auto-grow-height="false" fo:min-height="0.786cm" fo:min-width="5.235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auto-grow-height="false" fo:min-height="0.889cm" fo:min-width="7.497cm" fo:wrap-option="no-wrap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1.02cm" fo:min-width="3.564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02cm" fo:min-width="4.199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1.02cm" fo:min-width="3.564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3.533cm" fo:min-width="13.697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1.02cm" fo:min-width="2.294cm"/>
    </style:style>
    <style:style style:name="gr14" style:family="graphic" style:parent-style-name="standard">
      <style:graphic-properties draw:textarea-horizontal-align="justify" draw:textarea-vertical-align="middle" draw:auto-grow-height="false" fo:min-height="1.147cm" fo:min-width="5.85cm"/>
    </style:style>
    <style:style style:name="gr15" style:family="graphic" style:parent-style-name="standard">
      <style:graphic-properties draw:auto-grow-height="false" fo:min-height="0.992cm" fo:min-width="6.711cm" fo:wrap-option="no-wrap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1.147cm" fo:min-width="3.183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1.147cm" fo:min-width="4.072cm"/>
    </style:style>
    <style:style style:name="gr18" style:family="graphic" style:parent-style-name="standard">
      <style:graphic-properties draw:fill-color="#99cc99" draw:textarea-horizontal-align="justify" draw:textarea-vertical-align="middle" draw:auto-grow-height="false" fo:min-height="1.147cm" fo:min-width="4.326cm"/>
    </style:style>
    <style:style style:name="gr19" style:family="graphic" style:parent-style-name="standard">
      <style:graphic-properties draw:auto-grow-height="false" fo:min-height="0.683cm" fo:min-width="3.227cm" fo:wrap-option="no-wrap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1.02cm" fo:min-width="4.834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1.02cm" fo:min-width="5.59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99cc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2" draw:id="id2" draw:layer="layout" svg:width="5.969cm" svg:height="1.524cm" svg:x="7.477cm" svg:y="24.241cm">
          <text:p>queue: 任务队列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1" draw:id="id1" draw:layer="layout" svg:width="2.794cm" svg:height="1.397cm" svg:x="1.508cm" svg:y="22.463cm">
          <text:p text:style-name="P1">Cor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4.302cm" svg:y1="23.161cm" svg:x2="7.477cm" svg:y2="25.003cm" draw:start-shape="id1" draw:end-shape="id2" svg:d="M4302 23161l3175 1842" svg:viewBox="0 0 3176 1843">
          <text:p text:style-name="P1">run_queue</text:p>
        </draw:connector>
        <draw:custom-shape draw:style-name="gr4" draw:text-style-name="P1" xml:id="id3" draw:id="id3" draw:layer="layout" svg:width="4.064cm" svg:height="1.27cm" svg:x="6.207cm" svg:y="27.543cm">
          <text:p text:style-name="P1">Park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.905cm" svg:y1="23.86cm" svg:x2="6.207cm" svg:y2="28.178cm" draw:start-shape="id1" draw:start-glue-point="2" draw:end-shape="id3" draw:end-glue-point="3" svg:d="M2905 23860l3302 4318" svg:viewBox="0 0 3303 4319">
          <text:p text:style-name="P1">park</text:p>
        </draw:connector>
        <draw:custom-shape draw:style-name="gr4" draw:text-style-name="P1" xml:id="id5" draw:id="id5" draw:layer="layout" svg:width="4.064cm" svg:height="1.27cm" svg:x="15.732cm" svg:y="26.019cm">
          <text:p text:style-name="P1">Unpa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08cm" svg:height="1.397cm" svg:x="15.732cm" svg:y="22.336cm">
          <text:p text:style-name="P1">Remot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732cm" svg:y1="23.034cm" svg:x2="13.446cm" svg:y2="25.003cm" draw:start-shape="id4" draw:start-glue-point="3" draw:end-shape="id2" svg:d="M15732 23034l-2286 1969" svg:viewBox="0 0 2287 1970">
          <text:p text:style-name="P1">steal</text:p>
        </draw:connector>
        <draw:connector draw:style-name="gr3" draw:text-style-name="P2" draw:layer="layout" draw:type="line" svg:x1="18.272cm" svg:y1="23.733cm" svg:x2="17.764cm" svg:y2="26.019cm" draw:start-shape="id4" draw:start-glue-point="2" draw:end-shape="id5" draw:end-glue-point="0" svg:d="M18272 23733l-508 2286" svg:viewBox="0 0 509 2287">
          <text:p text:style-name="P1">unpark</text:p>
        </draw:connector>
        <draw:custom-shape draw:style-name="gr6" xml:id="id6" draw:id="id6" draw:layer="layout" svg:width="5.969cm" svg:height="1.27cm" svg:x="11.414cm" svg:y="29.956cm">
          <text:p>park::Inner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2" draw:layer="layout" draw:type="line" svg:x1="8.239cm" svg:y1="28.813cm" svg:x2="14.398cm" svg:y2="29.956cm" draw:start-shape="id3" draw:start-glue-point="2" draw:end-shape="id6" draw:end-glue-point="0" svg:d="M8239 28813l6159 1143" svg:viewBox="0 0 6160 1144">
          <text:p/>
        </draw:connector>
        <draw:connector draw:style-name="gr7" draw:text-style-name="P2" draw:layer="layout" draw:type="line" svg:x1="17.764cm" svg:y1="27.289cm" svg:x2="14.398cm" svg:y2="29.956cm" draw:start-shape="id5" draw:start-glue-point="2" draw:end-shape="id6" draw:end-glue-point="0" svg:d="M17764 27289l-3366 2667" svg:viewBox="0 0 3367 2668">
          <text:p/>
        </draw:connector>
        <draw:custom-shape draw:style-name="gr5" draw:text-style-name="P1" xml:id="id7" draw:id="id7" draw:layer="layout" svg:width="5.08cm" svg:height="1.397cm" svg:x="15.986cm" svg:y="17.51cm">
          <text:p text:style-name="P1">Shar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8.526cm" svg:y1="18.907cm" svg:x2="18.272cm" svg:y2="22.336cm" draw:start-shape="id7" draw:start-glue-point="2" draw:end-shape="id4" draw:end-glue-point="0" svg:d="M18526 18907l-254 3429" svg:viewBox="0 0 255 3430">
          <text:p text:style-name="P1">remotes: [工作线程数量]</text:p>
        </draw:connector>
        <draw:custom-shape draw:style-name="gr5" draw:text-style-name="P1" xml:id="id8" draw:id="id8" draw:layer="layout" svg:width="5.08cm" svg:height="1.397cm" svg:x="5.699cm" svg:y="17.51cm"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779cm" svg:y1="18.208cm" svg:x2="15.986cm" svg:y2="18.208cm" draw:start-shape="id8" draw:end-shape="id7" draw:end-glue-point="3" svg:d="M10779 18208h5207" svg:viewBox="0 0 5208 1">
          <text:p text:style-name="P1">shared</text:p>
        </draw:connector>
        <draw:connector draw:style-name="gr3" draw:text-style-name="P2" draw:layer="layout" draw:type="line" svg:x1="5.699cm" svg:y1="18.208cm" svg:x2="2.905cm" svg:y2="22.463cm" draw:start-shape="id8" draw:start-glue-point="3" draw:end-shape="id1" draw:end-glue-point="0" svg:d="M5699 18208l-2794 4255" svg:viewBox="0 0 2795 4256">
          <text:p text:style-name="P1">core</text:p>
        </draw:connector>
        <draw:custom-shape draw:style-name="gr5" draw:text-style-name="P1" xml:id="id9" draw:id="id9" draw:layer="layout" svg:width="5.08cm" svg:height="1.397cm" svg:x="26.527cm" svg:y="20.05cm">
          <text:p text:style-name="P1">Spawn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6.527cm" svg:y1="20.748cm" svg:x2="21.066cm" svg:y2="18.208cm" draw:start-shape="id9" draw:end-shape="id7" draw:end-glue-point="1" svg:d="M26527 20748l-5461-2540" svg:viewBox="0 0 5462 2541">
          <text:p text:style-name="P1">shared</text:p>
        </draw:connector>
        <draw:custom-shape draw:style-name="gr5" draw:text-style-name="P1" xml:id="id10" draw:id="id10" draw:layer="layout" svg:width="5.08cm" svg:height="1.397cm" svg:x="31.48cm" svg:y="25.257cm">
          <text:p text:style-name="P1">ThreadPool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4.02cm" svg:y1="25.257cm" svg:x2="29.067cm" svg:y2="21.447cm" draw:start-shape="id10" draw:start-glue-point="0" draw:end-shape="id9" draw:end-glue-point="2" svg:d="M34020 25257l-4953-3810" svg:viewBox="0 0 4954 3811">
          <text:p text:style-name="P1">spawner</text:p>
        </draw:connector>
        <draw:custom-shape draw:style-name="gr5" draw:text-style-name="P1" xml:id="id11" draw:id="id11" draw:layer="layout" svg:width="5.08cm" svg:height="1.397cm" svg:x="22.844cm" svg:y="25.003cm">
          <text:p text:style-name="P1">Handl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5.384cm" svg:y1="25.003cm" svg:x2="29.067cm" svg:y2="21.447cm" draw:start-shape="id11" draw:start-glue-point="0" draw:end-shape="id9" draw:end-glue-point="2" svg:d="M25384 25003l3683-3556" svg:viewBox="0 0 3684 3557">
          <text:p text:style-name="P1">spawner</text:p>
        </draw:connector>
        <draw:custom-shape draw:style-name="gr5" draw:text-style-name="P1" xml:id="id12" draw:id="id12" draw:layer="layout" svg:width="5.08cm" svg:height="1.397cm" svg:x="27.416cm" svg:y="29.321cm">
          <text:p text:style-name="P1">Runtim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9.956cm" svg:y1="29.321cm" svg:x2="34.02cm" svg:y2="26.654cm" draw:start-shape="id12" draw:start-glue-point="0" draw:end-shape="id10" draw:end-glue-point="2" svg:d="M29956 29321l4064-2667" svg:viewBox="0 0 4065 2668">
          <text:p text:style-name="P1">kind</text:p>
        </draw:connector>
        <draw:connector draw:style-name="gr3" draw:text-style-name="P2" draw:layer="layout" draw:type="line" svg:x1="29.956cm" svg:y1="29.321cm" svg:x2="25.384cm" svg:y2="26.4cm" draw:start-shape="id12" draw:start-glue-point="0" draw:end-shape="id11" draw:end-glue-point="2" svg:d="M29956 29321l-4572-2921" svg:viewBox="0 0 4573 2922">
          <text:p text:style-name="P1">handle</text:p>
        </draw:connector>
        <draw:custom-shape draw:style-name="gr8" xml:id="id13" draw:id="id13" draw:layer="layout" svg:width="8.255cm" svg:height="1.397cm" svg:x="2.651cm" svg:y="14.208cm">
          <text:p>CURRENT:工作线程，多个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" draw:text-style-name="P2" draw:layer="layout" draw:type="line" svg:x1="6.778cm" svg:y1="15.605cm" svg:x2="8.239cm" svg:y2="17.51cm" draw:start-shape="id13" draw:start-glue-point="2" draw:end-shape="id8" draw:end-glue-point="0" svg:d="M6778 15605l1461 1905" svg:viewBox="0 0 1462 1906">
          <text:p text:style-name="P1">worker</text:p>
        </draw:connector>
        <draw:custom-shape draw:style-name="gr5" draw:text-style-name="P1" xml:id="id14" draw:id="id14" draw:layer="layout" svg:width="5.08cm" svg:height="1.397cm" svg:x="38.465cm" svg:y="27.924cm">
          <text:p text:style-name="P1">BlockingPool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2.496cm" svg:y1="30.019cm" svg:x2="38.465cm" svg:y2="28.622cm" draw:start-shape="id12" draw:end-shape="id14" draw:end-glue-point="3" svg:d="M32496 30019l5969-1397" svg:viewBox="0 0 5970 1398">
          <text:p text:style-name="P1">blocking_pool</text:p>
        </draw:connector>
        <draw:custom-shape draw:style-name="gr9" draw:text-style-name="P3" xml:id="id15" draw:id="id15" draw:layer="layout" svg:width="4.064cm" svg:height="1.27cm" svg:x="29.702cm" svg:y="13.573cm">
          <text:p text:style-name="P1">Cell</text:p>
          <draw:enhanced-geometry svg:viewBox="0 0 21600 21600" draw:type="rectangle" draw:enhanced-path="M 0 0 L 21600 0 21600 21600 0 21600 0 0 Z N"/>
        </draw:custom-shape>
        <draw:custom-shape draw:style-name="gr10" draw:text-style-name="P4" xml:id="id16" draw:id="id16" draw:layer="layout" svg:width="4.699cm" svg:height="1.27cm" svg:x="22.336cm" svg:y="8.62cm">
          <text:p text:style-name="P1">Header: 任务</text:p>
          <draw:enhanced-geometry svg:viewBox="0 0 21600 21600" draw:type="rectangle" draw:enhanced-path="M 0 0 L 21600 0 21600 21600 0 21600 0 0 Z N"/>
        </draw:custom-shape>
        <draw:custom-shape draw:style-name="gr11" draw:text-style-name="P5" xml:id="id17" draw:id="id17" draw:layer="layout" svg:width="4.064cm" svg:height="1.27cm" svg:x="29.702cm" svg:y="17.002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9" draw:text-style-name="P3" xml:id="id18" draw:id="id18" draw:layer="layout" svg:width="4.064cm" svg:height="1.27cm" svg:x="31.353cm" svg:y="10.652cm">
          <text:p text:style-name="P1">Trail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9.702cm" svg:y1="14.208cm" svg:x2="24.685cm" svg:y2="9.89cm" draw:start-shape="id15" draw:end-shape="id16" draw:end-glue-point="2" svg:d="M29702 14208l-5017-4318" svg:viewBox="0 0 5018 4319">
          <text:p text:style-name="P1">header</text:p>
        </draw:connector>
        <draw:connector draw:style-name="gr3" draw:text-style-name="P2" draw:layer="layout" draw:type="line" svg:x1="31.734cm" svg:y1="14.843cm" svg:x2="31.734cm" svg:y2="17.002cm" draw:start-shape="id15" draw:start-glue-point="2" draw:end-shape="id17" draw:end-glue-point="0" svg:d="M31734 14843v2159" svg:viewBox="0 0 1 2160">
          <text:p text:style-name="P1">core</text:p>
        </draw:connector>
        <draw:connector draw:style-name="gr3" draw:text-style-name="P2" draw:layer="layout" draw:type="line" svg:x1="31.734cm" svg:y1="13.573cm" svg:x2="33.385cm" svg:y2="11.922cm" draw:start-shape="id15" draw:start-glue-point="0" draw:end-shape="id18" draw:end-glue-point="2" svg:d="M31734 13573l1651-1651" svg:viewBox="0 0 1652 1652">
          <text:p text:style-name="P1">trailer</text:p>
        </draw:connector>
        <draw:custom-shape draw:style-name="gr9" draw:text-style-name="P3" xml:id="id19" draw:id="id19" draw:layer="layout" svg:width="4.064cm" svg:height="1.27cm" svg:x="40.37cm" svg:y="17.002cm">
          <text:p text:style-name="P1">CoreStag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42.402cm" svg:y1="17.002cm" svg:x2="37.385cm" svg:y2="5.064cm" draw:start-shape="id19" draw:start-glue-point="0" draw:end-shape="id20" draw:end-glue-point="2" svg:d="M42402 17002l-5017-11938" svg:viewBox="0 0 5018 11939">
          <text:p text:style-name="P1">stage</text:p>
        </draw:connector>
        <draw:connector draw:style-name="gr3" draw:text-style-name="P2" draw:layer="layout" draw:type="line" svg:x1="33.766cm" svg:y1="17.637cm" svg:x2="40.37cm" svg:y2="17.637cm" draw:start-shape="id17" draw:start-glue-point="1" draw:end-shape="id19" svg:d="M33766 17637h6604" svg:viewBox="0 0 6605 1">
          <text:p text:style-name="P1">stage</text:p>
        </draw:connector>
        <draw:custom-shape draw:style-name="gr12" draw:text-style-name="P3" xml:id="id20" draw:id="id20" draw:layer="layout" svg:width="14.605cm" svg:height="4.191cm" svg:x="30.083cm" svg:y="0.873cm">
          <text:p text:style-name="P1">Stage</text:p>
          <text:p text:style-name="P1">Running(T): future，任务</text:p>
          <text:p text:style-name="P1">Finished(Result&lt;T::Output&gt;): 任务返回值</text:p>
          <text:p text:style-name="P1">Consumed: 返回值被取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21" draw:id="id21" draw:layer="layout" svg:width="2.794cm" svg:height="1.27cm" svg:x="34.528cm" svg:y="7.604cm">
          <text:p text:style-name="P1">Wak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3.385cm" svg:y1="10.652cm" svg:x2="35.925cm" svg:y2="8.874cm" draw:start-shape="id18" draw:start-glue-point="0" draw:end-shape="id21" draw:end-glue-point="2" svg:d="M33385 10652l2540-1778" svg:viewBox="0 0 2541 1779">
          <text:p text:style-name="P1">waker</text:p>
        </draw:connector>
        <draw:custom-shape draw:style-name="gr9" draw:text-style-name="P3" xml:id="id22" draw:id="id22" draw:layer="layout" svg:width="4.064cm" svg:height="1.27cm" svg:x="29.321cm" svg:y="6.715cm">
          <text:p text:style-name="P1">Stat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7.035cm" svg:y1="9.255cm" svg:x2="29.321cm" svg:y2="7.35cm" draw:start-shape="id16" draw:end-shape="id22" svg:d="M27035 9255l2286-1905" svg:viewBox="0 0 2287 1906">
          <text:p text:style-name="P1">state</text:p>
        </draw:connector>
        <draw:custom-shape draw:style-name="gr9" draw:text-style-name="P3" xml:id="id23" draw:id="id23" draw:layer="layout" svg:width="4.064cm" svg:height="1.27cm" svg:x="36.179cm" svg:y="13.827cm">
          <text:p text:style-name="P1">Harn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36.179cm" svg:y1="14.462cm" svg:x2="33.766cm" svg:y2="14.208cm" draw:start-shape="id23" draw:start-glue-point="3" draw:end-shape="id15" svg:d="M36179 14462l-2413-254" svg:viewBox="0 0 2414 255">
          <text:p text:style-name="P1">cell</text:p>
        </draw:connector>
        <draw:connector draw:style-name="gr3" draw:text-style-name="P2" draw:layer="layout" draw:type="line" svg:x1="29.702cm" svg:y1="17.637cm" svg:x2="21.066cm" svg:y2="18.208cm" draw:start-shape="id17" draw:end-shape="id7" draw:end-glue-point="1" svg:d="M29702 17637l-8636 571" svg:viewBox="0 0 8637 572">
          <text:p text:style-name="P1">scheduler</text:p>
        </draw:connector>
        <draw:custom-shape draw:style-name="gr5" draw:text-style-name="P1" xml:id="id24" draw:id="id24" draw:layer="layout" svg:width="5.08cm" svg:height="1.397cm" svg:x="7.096cm" svg:y="11.414cm">
          <text:p text:style-name="P1">OwnerTask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8.526cm" svg:y1="17.51cm" svg:x2="12.176cm" svg:y2="12.112cm" draw:start-shape="id7" draw:start-glue-point="0" draw:end-shape="id24" svg:d="M18526 17510l-6350-5398" svg:viewBox="0 0 6351 5399">
          <text:p text:style-name="P1">owned</text:p>
        </draw:connector>
        <draw:custom-shape draw:style-name="gr14" draw:text-style-name="P1" xml:id="id25" draw:id="id25" draw:layer="layout" svg:width="6.35cm" svg:height="1.397cm" svg:x="6.969cm" svg:y="4.302cm">
          <text:p text:style-name="P1">OwnerTasksInn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636cm" svg:y1="11.414cm" svg:x2="10.144cm" svg:y2="5.699cm" draw:start-shape="id24" draw:start-glue-point="0" draw:end-shape="id25" svg:d="M9636 11414l508-5715" svg:viewBox="0 0 509 5716">
          <text:p text:style-name="P1">inner</text:p>
        </draw:connector>
        <draw:custom-shape draw:style-name="gr15" xml:id="id26" draw:id="id26" draw:layer="layout" svg:width="7.493cm" svg:height="1.524cm" svg:x="14.843cm" svg:y="1cm">
          <text:p>LinkedList: 任务列表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" draw:text-style-name="P2" draw:layer="layout" draw:type="line" svg:x1="10.144cm" svg:y1="4.302cm" svg:x2="14.843cm" svg:y2="1.762cm" draw:start-shape="id25" draw:start-glue-point="0" draw:end-shape="id26" draw:end-glue-point="3" svg:d="M10144 4302l4699-2540" svg:viewBox="0 0 4700 2541">
          <text:p text:style-name="P1">list</text:p>
        </draw:connector>
        <draw:custom-shape draw:style-name="gr16" draw:text-style-name="P3" xml:id="id28" draw:id="id28" draw:layer="layout" svg:width="3.683cm" svg:height="1.397cm" svg:x="23.225cm" svg:y="4.302cm">
          <text:p text:style-name="P1">RawTask</text:p>
          <draw:enhanced-geometry svg:viewBox="0 0 21600 21600" draw:type="rectangle" draw:enhanced-path="M 0 0 L 21600 0 21600 21600 0 21600 0 0 Z N"/>
        </draw:custom-shape>
        <draw:custom-shape draw:style-name="gr17" draw:text-style-name="P3" xml:id="id27" draw:id="id27" draw:layer="layout" svg:width="4.572cm" svg:height="1.397cm" svg:x="15.605cm" svg:y="4.302cm">
          <text:p text:style-name="P1">Task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0.177cm" svg:y1="5cm" svg:x2="23.225cm" svg:y2="5cm" draw:start-shape="id27" draw:start-glue-point="1" draw:end-shape="id28" svg:d="M20177 5000h3048" svg:viewBox="0 0 3049 1">
          <text:p text:style-name="P1">raw</text:p>
        </draw:connector>
        <draw:connector draw:style-name="gr3" draw:text-style-name="P2" draw:layer="layout" draw:type="line" svg:x1="25.066cm" svg:y1="5.699cm" svg:x2="24.685cm" svg:y2="8.62cm" draw:start-shape="id28" draw:start-glue-point="2" draw:end-shape="id16" draw:end-glue-point="0" svg:d="M25066 5699l-381 2921" svg:viewBox="0 0 382 2922">
          <text:p text:style-name="P1">ptr</text:p>
        </draw:connector>
        <draw:connector draw:style-name="gr3" draw:text-style-name="P2" draw:layer="layout" draw:type="line" svg:x1="18.589cm" svg:y1="2.524cm" svg:x2="17.891cm" svg:y2="4.302cm" draw:start-shape="id26" draw:end-shape="id27" draw:end-glue-point="0" svg:d="M18589 2524l-698 1778" svg:viewBox="0 0 699 1779">
          <text:p text:style-name="P1">多个</text:p>
        </draw:connector>
        <draw:custom-shape draw:style-name="gr18" draw:text-style-name="P6" xml:id="id29" draw:id="id29" draw:layer="layout" svg:width="4.826cm" svg:height="1.397cm" svg:x="12.938cm" svg:y="7.985cm">
          <text:p text:style-name="P1">Notified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5.351cm" svg:y1="7.985cm" svg:x2="17.891cm" svg:y2="5.699cm" draw:start-shape="id29" draw:start-glue-point="0" draw:end-shape="id27" draw:end-glue-point="2" svg:d="M15351 7985l2540-2286" svg:viewBox="0 0 2541 2287">
          <text:p/>
        </draw:connector>
        <draw:connector draw:style-name="gr3" draw:text-style-name="P2" draw:layer="layout" draw:type="line" svg:x1="18.526cm" svg:y1="17.51cm" svg:x2="20.367cm" svg:y2="14.335cm" draw:start-shape="id7" draw:start-glue-point="0" draw:end-shape="id30" svg:d="M18526 17510l1841-3175" svg:viewBox="0 0 1842 3176">
          <text:p text:style-name="P1">inject</text:p>
        </draw:connector>
        <draw:custom-shape draw:style-name="gr15" xml:id="id30" draw:id="id30" draw:layer="layout" svg:width="7.493cm" svg:height="1.524cm" svg:x="16.621cm" svg:y="12.811cm">
          <text:p>Inject: 任务队列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" draw:text-style-name="P2" draw:layer="layout" draw:type="line" svg:x1="20.367cm" svg:y1="12.811cm" svg:x2="17.764cm" svg:y2="8.683cm" draw:start-shape="id30" draw:start-glue-point="0" draw:end-shape="id29" svg:d="M20367 12811l-2603-4128" svg:viewBox="0 0 2604 4129">
          <text:p text:style-name="P1">多个</text:p>
        </draw:connector>
        <draw:connector draw:style-name="gr3" draw:text-style-name="P2" draw:layer="layout" draw:type="line" svg:x1="10.461cm" svg:y1="24.241cm" svg:x2="9.763cm" svg:y2="21.955cm" draw:start-shape="id2" draw:end-shape="id31" svg:d="M10461 24241l-698-2286" svg:viewBox="0 0 699 2287">
          <text:p text:style-name="P1">多个</text:p>
        </draw:connector>
        <draw:custom-shape draw:style-name="gr18" draw:text-style-name="P6" xml:id="id31" draw:id="id31" draw:layer="layout" svg:width="4.826cm" svg:height="1.397cm" svg:x="7.35cm" svg:y="20.558cm">
          <text:p text:style-name="P1">Notified</text:p>
          <draw:enhanced-geometry svg:viewBox="0 0 21600 21600" draw:type="rectangle" draw:enhanced-path="M 0 0 L 21600 0 21600 21600 0 21600 0 0 Z N"/>
        </draw:custom-shape>
        <draw:custom-shape draw:style-name="gr19" xml:id="id32" draw:id="id32" draw:layer="layout" svg:width="3.937cm" svg:height="1.143cm" svg:x="20.939cm" svg:y="29.448cm">
          <text:p>CONTEX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2" draw:layer="layout" draw:type="line" svg:x1="22.907cm" svg:y1="29.448cm" svg:x2="25.384cm" svg:y2="26.4cm" draw:start-shape="id32" draw:start-glue-point="0" draw:end-shape="id11" draw:end-glue-point="2" svg:d="M22907 29448l2477-3048" svg:viewBox="0 0 2478 3049">
          <text:p/>
        </draw:connector>
      </draw:page>
      <draw:page draw:name="page2" draw:style-name="dp1" draw:master-page-name="Default">
        <draw:custom-shape draw:style-name="gr20" draw:text-style-name="P3" xml:id="id36" draw:id="id36" draw:layer="layout" svg:width="5.334cm" svg:height="1.27cm" svg:x="27.416cm" svg:y="20.304cm">
          <text:p text:style-name="P1">Harness.poll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37" draw:id="id37" draw:layer="layout" svg:width="6.096cm" svg:height="1.27cm" svg:x="9.636cm" svg:y="12.303cm">
          <text:p text:style-name="P1">Context.run_task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33" draw:id="id33" draw:layer="layout" svg:width="3.683cm" svg:height="1.397cm" svg:x="12.176cm" svg:y="15.732cm">
          <text:p text:style-name="P1">RawTask</text:p>
          <draw:enhanced-geometry svg:viewBox="0 0 21600 21600" draw:type="rectangle" draw:enhanced-path="M 0 0 L 21600 0 21600 21600 0 21600 0 0 Z N"/>
        </draw:custom-shape>
        <draw:custom-shape draw:style-name="gr10" draw:text-style-name="P4" xml:id="id34" draw:id="id34" draw:layer="layout" svg:width="4.699cm" svg:height="1.27cm" svg:x="19.415cm" svg:y="15.859cm">
          <text:p text:style-name="P1">Header: 任务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859cm" svg:y1="16.43cm" svg:x2="19.415cm" svg:y2="16.494cm" draw:start-shape="id33" draw:start-glue-point="1" draw:end-shape="id34" draw:end-glue-point="3" svg:d="M15859 16430l3556 64" svg:viewBox="0 0 3557 65">
          <text:p text:style-name="P1">ptr</text:p>
        </draw:connector>
        <draw:custom-shape draw:style-name="gr20" draw:text-style-name="P3" xml:id="id35" draw:id="id35" draw:layer="layout" svg:width="5.334cm" svg:height="1.27cm" svg:x="27.289cm" svg:y="15.732cm">
          <text:p text:style-name="P1">Vtable::poll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4.114cm" svg:y1="16.494cm" svg:x2="27.289cm" svg:y2="16.367cm" draw:start-shape="id34" draw:start-glue-point="1" draw:end-shape="id35" svg:d="M24114 16494l3175-127" svg:viewBox="0 0 3176 128">
          <text:p text:style-name="P1">vtable</text:p>
        </draw:connector>
        <draw:connector draw:style-name="gr7" draw:text-style-name="P2" draw:layer="layout" draw:type="line" svg:x1="29.956cm" svg:y1="17.002cm" svg:x2="30.083cm" svg:y2="20.304cm" draw:start-shape="id35" draw:start-glue-point="2" draw:end-shape="id36" svg:d="M29956 17002l127 3302" svg:viewBox="0 0 128 3303">
          <text:p/>
        </draw:connector>
        <draw:connector draw:style-name="gr7" draw:text-style-name="P2" draw:layer="layout" draw:type="line" svg:x1="12.684cm" svg:y1="13.573cm" svg:x2="14.017cm" svg:y2="15.732cm" draw:start-shape="id37" draw:end-shape="id33" draw:end-glue-point="0" svg:d="M12684 13573l1333 2159" svg:viewBox="0 0 1334 2160">
          <text:p/>
        </draw:connector>
        <draw:custom-shape draw:style-name="gr21" draw:text-style-name="P3" xml:id="id38" draw:id="id38" draw:layer="layout" svg:width="6.096cm" svg:height="1.27cm" svg:x="9.382cm" svg:y="9.001cm">
          <text:p text:style-name="P1">Worker::run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line" svg:x1="12.43cm" svg:y1="10.271cm" svg:x2="12.684cm" svg:y2="12.303cm" draw:start-shape="id38" draw:start-glue-point="2" draw:end-shape="id37" svg:d="M12430 10271l254 2032" svg:viewBox="0 0 255 20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999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10T14:29:11.547370158</meta:creation-date>
    <dc:date>2022-06-20T10:42:24.777400926</dc:date>
    <meta:editing-duration>PT2H43M</meta:editing-duration>
    <meta:editing-cycles>61</meta:editing-cycles>
    <meta:generator>LibreOffice/5.1.6.2$Linux_X86_64 LibreOffice_project/10m0$Build-2</meta:generator>
    <meta:document-statistic meta:object-count="79"/>
  </office:meta>
</office:document-meta>
</file>